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162cm" svg:x="1.397cm" svg:y="4.912cm" presentation:class="outlin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 ...</text:span></text:p>
              </text:list-item>
              <text:list-item>
                <text:p text:style-name="P6"><text:span text:style-name="T3">Quanta ...</text:span></text:p>
              </text:list-item>
              <text:list-item>
                <text:p text:style-name="P6"><text:span text:style-name="T3">Typst ..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to use easily</text:p>
              </text:list-item>
              <text:list-item>
                <text:p>All handle bibliographies quite well via BibTeX (??ref)</text:p>
              </text:list-item>
              <text:list-item>
                <text:p>Tools like TexMaker, TexStudio, and others allow easier access to code syntax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??) as an extension for larger, more feature-rich document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</text:p>
              </text:list-item>
              <text:list-item>
                <text:p>- Built-in capability to render to Word, HTML, and other formats that Rmarkdown needs extension tools to accomplish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 later perspective.</text:p>
              </text:list-item>
              <text:list-item>
                <text:p>Learning curve shorter than LaTeX, but stresses learning principles.</text:p>
              </text:list-item>
              <text:list-item>
                <text:p>Only compiler (CLI use) is open source. The “app” is U$8/month. Probably needed for facilitating learning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??and Quanta allow intermediate LaTeX to be saved, allowing for “tweaking”</text:p>
              </text:list-item>
              <text:list-item>
                <text:p>But the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, ?? others</text:p>
              </text:list-item>
              <text:list-item>
                <text:p>- custom label on the left on same line as eqn??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6.505cm" svg:height="1.429cm" svg:x="20.076cm" svg:y="19.12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5-12-25T10:31:05.313562246</dc:date>
    <meta:editing-cycles>199</meta:editing-cycles>
    <meta:editing-duration>P1DT41M13S</meta:editing-duration>
    <meta:generator>LibreOffice/24.2.7.2$Linux_X86_64 LibreOffice_project/420$Build-2</meta:generator>
    <meta:document-statistic meta:object-count="73"/>
  </office:meta>
</office:document-meta>
</file>